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tiblePai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iblePair.getTar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iblePair.equals( @ Nullable Object ot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vertiblePai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iblePair.getSourc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iblePair.ConvertiblePair( Class &lt; ? &gt; sourceType , Class &lt; ? &gt;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